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byssinica SIL" fo:font-size="26pt" officeooo:rsid="000beca0" officeooo:paragraph-rsid="000beca0" style:font-size-asian="22.75pt" style:font-size-complex="26pt"/>
    </style:style>
    <style:style style:name="P2" style:family="paragraph" style:parent-style-name="Standard">
      <style:text-properties style:font-name="Abyssinica SIL" fo:font-size="26pt" officeooo:rsid="000c742d" officeooo:paragraph-rsid="000c742d" style:font-size-asian="22.75pt" style:font-size-complex="26pt"/>
    </style:style>
    <style:style style:name="P3" style:family="paragraph" style:parent-style-name="Standard">
      <style:text-properties style:font-name="Abyssinica SIL" fo:font-size="26pt" officeooo:rsid="000cab9c" officeooo:paragraph-rsid="000cab9c" style:font-size-asian="22.75pt" style:font-size-complex="26pt"/>
    </style:style>
    <style:style style:name="P4" style:family="paragraph" style:parent-style-name="Standard">
      <style:text-properties style:font-name="Abyssinica SIL" fo:font-size="18pt" officeooo:rsid="000cab9c" officeooo:paragraph-rsid="000cab9c" style:font-size-asian="15.75pt" style:font-size-complex="18pt"/>
    </style:style>
    <style:style style:name="P5" style:family="paragraph" style:parent-style-name="Standard">
      <style:text-properties style:font-name="Abyssinica SIL" fo:font-size="15pt" officeooo:rsid="000beca0" officeooo:paragraph-rsid="000beca0" style:font-size-asian="15pt" style:font-size-complex="15pt"/>
    </style:style>
    <style:style style:name="P6" style:family="paragraph" style:parent-style-name="Standard">
      <style:text-properties style:font-name="Abyssinica SIL" fo:font-size="15pt" officeooo:rsid="000cab9c" officeooo:paragraph-rsid="000cab9c" style:font-size-asian="15pt" style:font-size-complex="15pt"/>
    </style:style>
    <style:style style:name="P7" style:family="paragraph" style:parent-style-name="Standard" style:list-style-name="L1">
      <style:text-properties style:font-name="Abyssinica SIL" fo:font-size="15pt" officeooo:rsid="000e06b4" officeooo:paragraph-rsid="000e06b4" style:font-size-asian="15pt" style:font-size-complex="15pt"/>
    </style:style>
    <style:style style:name="P8" style:family="paragraph" style:parent-style-name="Standard">
      <style:text-properties style:font-name="Abyssinica SIL" fo:font-size="15pt" officeooo:rsid="000beca0" officeooo:paragraph-rsid="00111c91" style:font-size-asian="15pt" style:font-size-complex="15pt"/>
    </style:style>
    <style:style style:name="P9" style:family="paragraph" style:parent-style-name="Standard">
      <style:text-properties style:font-name="Abyssinica SIL" fo:font-size="15pt" officeooo:rsid="00129629" officeooo:paragraph-rsid="00129629" style:font-size-asian="15pt" style:font-size-complex="15pt"/>
    </style:style>
    <style:style style:name="P10" style:family="paragraph" style:parent-style-name="Standard">
      <style:text-properties officeooo:paragraph-rsid="00129629"/>
    </style:style>
    <style:style style:name="T1" style:family="text">
      <style:text-properties officeooo:rsid="000c742d"/>
    </style:style>
    <style:style style:name="T2" style:family="text">
      <style:text-properties officeooo:rsid="00111c91"/>
    </style:style>
    <style:style style:name="T3" style:family="text">
      <style:text-properties officeooo:rsid="00129629"/>
    </style:style>
    <style:style style:name="T4" style:family="text">
      <style:text-properties style:font-name="Abyssinica SIL" fo:font-size="15pt" officeooo:rsid="00129629" style:font-size-asian="15pt" style:font-size-complex="15pt"/>
    </style:style>
    <style:style style:name="T5" style:family="text">
      <style:text-properties style:font-name="Abyssinica SIL" fo:font-size="26pt" officeooo:rsid="000c742d" style:font-size-asian="22.75pt" style:font-size-complex="26pt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BERCAFE MANAGEMENT WEBSITE</text:p>
      <text:p text:style-name="P1"/>
      <text:p text:style-name="P1">problem statement:</text:p>
      <text:p text:style-name="P8">some common problems faced by the internet cafe owners <text:span text:style-name="T1">or operators</text:span> is technological up<text:span text:style-name="T1">keep keeping computers, software, and networking equipment up to date can be continuous challenge. </text:span></text:p>
      <text:p text:style-name="P8"/>
      <text:p text:style-name="P8"><text:span text:style-name="T2">Cyber criminals and Cyber attack: unauthorized users accessing the internet to exploit security vulnerability and other Cyber threats I.e Hacking.</text:span></text:p>
      <text:p text:style-name="P5"/>
      <text:p text:style-name="P10"><text:span text:style-name="T5">Solution:</text:span></text:p>
      <text:p text:style-name="P10"><text:span text:style-name="T4">Using strong password so that unauthorized personnel cant can’t access without permission from Authorized person.</text:span></text:p>
      <text:p text:style-name="P10"><text:span text:style-name="T4"/></text:p>
      <text:p text:style-name="P9">creating Adding user site where you can add people </text:p>
      <text:p text:style-name="P9"/>
      <text:p text:style-name="P6">regular updating and maintenance of software should be done to avoid any challenges that may arise.</text:p>
      <text:p text:style-name="P6">Good software that will fit the internet cafe should be used.</text:p>
      <text:p text:style-name="P6"/>
      <text:p text:style-name="P3">MVP</text:p>
      <text:list xml:id="list432829758" text:style-name="L1">
        <text:list-item>
          <text:p text:style-name="P7">Login page: This website should have login page where you can put your username and <text:span text:style-name="T3">strong </text:span>password <text:span text:style-name="T2">to avoid threat against </text:span><text:span text:style-name="T3">C</text:span><text:span text:style-name="T2">ybercrime.</text:span></text:p>
        </text:list-item>
        <text:list-item>
          <text:p text:style-name="P7">Adding user: it should contain the part where you can add new user<text:span text:style-name="T3">s.</text:span></text:p>
        </text:list-item>
      </text:list>
      <text:p text:style-name="P4"/>
      <text:p text:style-name="P2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4:20:28.383695137</meta:creation-date>
    <dc:date>2024-07-17T09:12:40.856293519</dc:date>
    <meta:editing-duration>PT8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142" meta:character-count="919" meta:non-whitespace-character-count="789"/>
  </office:meta>
</office:document-meta>
</file>